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64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1.2618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1.1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/>
      <table:table table:name="Pulley Siz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5"/>
        <table:table-column table:style-name="co3" table:number-columns-repeated="2" table:default-cell-style-name="ce45"/>
        <table:table-column table:style-name="co4" table:default-cell-style-name="ce49"/>
        <table:table-column table:style-name="co5" table:default-cell-style-name="Default"/>
        <table:table-column table:style-name="co6" table:number-columns-repeated="2" table:default-cell-style-name="ce45"/>
        <table:table-column table:style-name="co2" table:default-cell-style-name="ce45"/>
        <table:table-column table:style-name="co2" table:number-columns-repeated="3" table:default-cell-style-name="Default"/>
        <table:table-row table:style-name="ro1">
          <table:table-cell table:style-name="ce41" office:value-type="string" calcext:value-type="string">
            <text:p>Pulley Sizing Inform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2" office:value-type="string" calcext:value-type="string">
            <text:p>http://www.fptgroup.com/dss/docs/687_04_Fenner_Synchronous_Belts.pdf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3" office:value-type="string" calcext:value-type="string">
            <text:p>MAIN BELT</text:p>
          </table:table-cell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m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36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table:style-name="ce46" office:value-type="string" calcext:value-type="string">
            <text:p>Plat</text:p>
          </table:table-cell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4" calcext:value-type="float">
            <text:p>0.74</text:p>
          </table:table-cell>
          <table:table-cell table:style-name="ce46" table:formula="of:=[.G8]*[.H8]" office:value-type="float" office:value="50.9268" calcext:value-type="float">
            <text:p>50.93</text:p>
          </table:table-cell>
          <table:table-cell table:style-name="ce54" table:formula="of:=[.I8]/[.A$12]" office:value-type="float" office:value="2.27677038626609" calcext:value-type="float">
            <text:p>2.28</text:p>
          </table:table-cell>
          <table:table-cell table:style-name="ce55"/>
          <table:table-cell table:style-name="ce56" office:value-type="float" office:value="2.707" calcext:value-type="float">
            <text:p>2.707</text:p>
          </table:table-cell>
          <table:table-cell table:formula="of:=PI()*[.L8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1" calcext:value-type="float">
            <text:p>0.71</text:p>
          </table:table-cell>
          <table:table-cell table:style-name="ce46" table:formula="of:=[.G9]*[.H9]" office:value-type="float" office:value="48.8622" calcext:value-type="float">
            <text:p>48.86</text:p>
          </table:table-cell>
          <table:table-cell table:style-name="ce54" table:formula="of:=[.I9]/[.A$12]" office:value-type="float" office:value="2.18446888412017" calcext:value-type="float">
            <text:p>2.18</text:p>
          </table:table-cell>
          <table:table-cell table:style-name="ce55"/>
          <table:table-cell table:style-name="ce56" office:value-type="float" office:value="2.707" calcext:value-type="float">
            <text:p>2.707</text:p>
          </table:table-cell>
          <table:table-cell table:formula="of:=PI()*[.L9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8]*[.C8]/[.C12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float" office:value="50" calcext:value-type="float">
            <text:p>50.00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12]*[.H12]" office:value-type="float" office:value="49.448192" calcext:value-type="float">
            <text:p>49.45</text:p>
          </table:table-cell>
          <table:table-cell table:formula="of:=[.I12]/[.A$12]" office:value-type="float" office:value="2.21066666666667" calcext:value-type="float">
            <text:p>2.21</text:p>
          </table:table-cell>
          <table:table-cell table:style-name="ce55" office:value-type="float" office:value="122.23" calcext:value-type="float">
            <text:p>122.23</text:p>
          </table:table-cell>
          <table:table-cell table:style-name="ce46" table:formula="of:=[.K12]/25.4" office:value-type="float" office:value="4.81220472440945" calcext:value-type="float">
            <text:p>4.81</text:p>
          </table:table-cell>
          <table:table-cell table:formula="of:=PI()*[.L12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2"/>
          <table:table-cell table:formula="of:=[.C12]/[.C8]" office:value-type="float" office:value="1.48148148148148" calcext:value-type="float">
            <text:p>1.48</text:p>
          </table:table-cell>
          <table:table-cell/>
          <table:table-cell office:value-type="string" calcext:value-type="string">
            <text:p>GT3</text:p>
          </table:table-cell>
          <table:table-cell office:value-type="float" office:value="30" calcext:value-type="float">
            <text:p>30.00</text:p>
          </table:table-cell>
          <table:table-cell table:style-name="ce53" table:formula="of:=47.7*0.7456" office:value-type="float" office:value="35.56512" calcext:value-type="float">
            <text:p>35.57</text:p>
          </table:table-cell>
          <table:table-cell office:value-type="float" office:value="0.8" calcext:value-type="float">
            <text:p>0.80</text:p>
          </table:table-cell>
          <table:table-cell table:formula="of:=[.G13]*[.H13]" office:value-type="float" office:value="28.452096" calcext:value-type="float">
            <text:p>28.45</text:p>
          </table:table-cell>
          <table:table-cell table:formula="of:=[.I13]/[.A$12]" office:value-type="float" office:value="1.272" calcext:value-type="float">
            <text:p>1.27</text:p>
          </table:table-cell>
          <table:table-cell table:style-name="ce55"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float" office:value="20" calcext:value-type="float">
            <text:p>20.00</text:p>
          </table:table-cell>
          <table:table-cell table:style-name="ce53" table:formula="of:=30.4*0.7456" office:value-type="float" office:value="22.66624" calcext:value-type="float">
            <text:p>22.67</text:p>
          </table:table-cell>
          <table:table-cell office:value-type="float" office:value="0.8" calcext:value-type="float">
            <text:p>0.80</text:p>
          </table:table-cell>
          <table:table-cell table:formula="of:=[.G14]*[.H14]" office:value-type="float" office:value="18.132992" calcext:value-type="float">
            <text:p>18.13</text:p>
          </table:table-cell>
          <table:table-cell table:formula="of:=[.I14]/[.A$12]" office:value-type="float" office:value="0.810666666666667" calcext:value-type="float">
            <text:p>0.81</text:p>
          </table:table-cell>
          <table:table-cell table:style-name="ce55"/>
          <table:table-cell table:style-name="ce46"/>
          <table:table-cell/>
        </table:table-row>
        <table:table-row table:style-name="ro2">
          <table:table-cell table:number-columns-repeated="4"/>
          <table:table-cell table:style-name="ce47" office:value-type="string" calcext:value-type="string">
            <text:p>Plat</text:p>
          </table:table-cell>
          <table:table-cell table:style-name="ce50" office:value-type="float" office:value="35" calcext:value-type="float">
            <text:p>35.00</text:p>
          </table:table-cell>
          <table:table-cell table:style-name="ce47" table:formula="of:=84.35*0.7456" office:value-type="float" office:value="62.89136" calcext:value-type="float">
            <text:p>62.89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15]*[.H15]" office:value-type="float" office:value="47.16852" calcext:value-type="float">
            <text:p>47.17</text:p>
          </table:table-cell>
          <table:table-cell table:style-name="ce47" table:formula="of:=[.I15]/[.A$12]" office:value-type="float" office:value="2.10875" calcext:value-type="float">
            <text:p>2.11</text:p>
          </table:table-cell>
          <table:table-cell table:style-name="ce55"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22" calcext:value-type="float">
            <text:p>22.00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office:value-type="float" office:value="0.75" calcext:value-type="float">
            <text:p>0.75</text:p>
          </table:table-cell>
          <table:table-cell table:formula="of:=[.G16]*[.H16]" office:value-type="float" office:value="29.6376" calcext:value-type="float">
            <text:p>29.64</text:p>
          </table:table-cell>
          <table:table-cell table:formula="of:=[.I16]/[.A$12]" office:value-type="float" office:value="1.325" calcext:value-type="float">
            <text:p>1.33</text:p>
          </table:table-cell>
          <table:table-cell table:style-name="ce55"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12" calcext:value-type="float">
            <text:p>12.00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office:value-type="float" office:value="0.75" calcext:value-type="float">
            <text:p>0.75</text:p>
          </table:table-cell>
          <table:table-cell table:formula="of:=[.G17]*[.H17]" office:value-type="float" office:value="16.155288" calcext:value-type="float">
            <text:p>16.16</text:p>
          </table:table-cell>
          <table:table-cell table:formula="of:=[.I17]/[.A$12]" office:value-type="float" office:value="0.72225" calcext:value-type="float">
            <text:p>0.72</text:p>
          </table:table-cell>
          <table:table-cell table:style-name="ce45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ROTOR BELTS</text:p>
          </table:table-cell>
          <table:table-cell table:number-columns-repeated="5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table:formula="of:=[.D12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22]*[.H22]" office:value-type="float" office:value="49.448192" calcext:value-type="float">
            <text:p>49.45</text:p>
          </table:table-cell>
          <table:table-cell table:formula="of:=[.I22]/[.A$12]" office:value-type="float" office:value="2.21066666666667" calcext:value-type="float">
            <text:p>2.21</text:p>
          </table:table-cell>
          <table:table-cell table:style-name="ce55" office:value-type="float" office:value="122.23" calcext:value-type="float">
            <text:p>122.23</text:p>
          </table:table-cell>
          <table:table-cell table:style-name="ce46" table:formula="of:=[.K22]/25.4" office:value-type="float" office:value="4.81220472440945" calcext:value-type="float">
            <text:p>4.81</text:p>
          </table:table-cell>
          <table:table-cell table:formula="of:=PI()*[.L22]" office:value-type="float" office:value="15.1179870097748" calcext:value-type="float">
            <text:p>15.1179870097748</text:p>
          </table:table-cell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43" office:value-type="string" calcext:value-type="string">
            <text:p>Rotor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3" table:number-columns-repeated="2"/>
          <table:table-cell table:style-name="ce43" office:value-type="string" calcext:value-type="string">
            <text:p>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[.A12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45" table:formula="of:=31.5*0.7456" office:value-type="float" office:value="23.4864" calcext:value-type="float">
            <text:p>23.49</text:p>
          </table:table-cell>
          <table:table-cell table:number-columns-repeated="2"/>
          <table:table-cell table:formula="of:=[.G27]/[.A27]" office:value-type="float" office:value="4.2" calcext:value-type="float">
            <text:p>4.20</text:p>
          </table:table-cell>
          <table:table-cell table:style-name="ce55" office:value-type="float" office:value="101.86" calcext:value-type="float">
            <text:p>101.86</text:p>
          </table:table-cell>
          <table:table-cell table:style-name="ce46" table:formula="of:=[.K27]/25.4" office:value-type="float" office:value="4.01023622047244" calcext:value-type="float">
            <text:p>4.01</text:p>
          </table:table-cell>
          <table:table-cell table:formula="of:=PI()*[.L27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12 mm</text:p>
          </table:table-cell>
          <table:table-cell table:style-name="ce45" table:formula="of:=17*0.7456" office:value-type="float" office:value="12.6752" calcext:value-type="float">
            <text:p>12.68</text:p>
          </table:table-cell>
          <table:table-cell table:number-columns-repeated="2"/>
          <table:table-cell table:formula="of:=[.G28]/[.A27]" office:value-type="float" office:value="2.26666666666667" calcext:value-type="float">
            <text:p>2.27</text:p>
          </table:table-cell>
          <table:table-cell table:style-name="ce55"/>
          <table:table-cell table:style-name="ce46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table:number-columns-repeated="2"/>
          <table:table-cell table:formula="of:=[.G29]/[.A$27]" office:value-type="float" office:value="7.06666666666667" calcext:value-type="float">
            <text:p>7.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table:number-columns-repeated="2"/>
          <table:table-cell table:formula="of:=[.G30]/[.A$27]" office:value-type="float" office:value="3.852" calcext:value-type="float">
            <text:p>3.8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51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55"/>
          <table:table-cell table:style-name="ce46"/>
          <table:table-cell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55"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45" table:number-columns-repeated="2"/>
          <table:table-cell/>
        </table:table-row>
      </table:table>
      <table:table table:name="Pulley Specs" table:style-name="ta1">
        <table:table-column table:style-name="co7" table:default-cell-style-name="ce58"/>
        <table:table-column table:style-name="co8" table:default-cell-style-name="ce55"/>
        <table:table-column table:style-name="co9" table:default-cell-style-name="ce56"/>
        <table:table-column table:style-name="co2" table:default-cell-style-name="Default"/>
        <table:table-row table:style-name="ro2">
          <table:table-cell table:style-name="ce51" office:value-type="string" calcext:value-type="string">
            <text:p>14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style-name="ce60" office:value-type="float" office:value="124.78" calcext:value-type="float">
            <text:p>124.78</text:p>
          </table:table-cell>
          <table:table-cell table:style-name="ce45" table:formula="of:=[.B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57" office:value-type="float" office:value="29" calcext:value-type="float">
            <text:p>29</text:p>
          </table:table-cell>
          <table:table-cell table:style-name="ce60" office:value-type="float" office:value="129.33" calcext:value-type="float">
            <text:p>129.33</text:p>
          </table:table-cell>
          <table:table-cell table:style-name="ce45" table:formula="of:=[.B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69" calcext:value-type="float">
            <text:p>133.69</text:p>
          </table:table-cell>
          <table:table-cell table:style-name="ce46" table:formula="of:=[.B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2.6" calcext:value-type="float">
            <text:p>142.60</text:p>
          </table:table-cell>
          <table:table-cell table:style-name="ce46" table:formula="of:=[.B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1.51" calcext:value-type="float">
            <text:p>151.51</text:p>
          </table:table-cell>
          <table:table-cell table:style-name="ce46" table:formula="of:=[.B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0.43" calcext:value-type="float">
            <text:p>160.43</text:p>
          </table:table-cell>
          <table:table-cell table:style-name="ce46" table:formula="of:=[.B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9.34" calcext:value-type="float">
            <text:p>169.34</text:p>
          </table:table-cell>
          <table:table-cell table:style-name="ce46" table:formula="of:=[.B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.25" calcext:value-type="float">
            <text:p>178.25</text:p>
          </table:table-cell>
          <table:table-cell table:style-name="ce46" table:formula="of:=[.B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51" office:value-type="string" calcext:value-type="string">
            <text:p>8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1" office:value-type="float" office:value="27" calcext:value-type="float">
            <text:p>27</text:p>
          </table:table-cell>
          <table:table-cell table:style-name="ce59"/>
          <table:table-cell table:style-name="ce51" office:value-type="float" office:value="2.707" calcext:value-type="float">
            <text:p>2.707</text:p>
          </table:table-cell>
          <table:table-cell office:value-type="string" calcext:value-type="string">
            <text:p>Engine</text:p>
          </table:table-cell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9"/>
          <table:table-cell table:style-name="ce51" office:value-type="float" office:value="2.807" calcext:value-type="float">
            <text:p>2.807</text:p>
          </table:table-cell>
          <table:table-cell/>
        </table:table-row>
        <table:table-row table:style-name="ro2">
          <table:table-cell table:style-name="ce51" office:value-type="float" office:value="29" calcext:value-type="float">
            <text:p>29</text:p>
          </table:table-cell>
          <table:table-cell table:style-name="ce59"/>
          <table:table-cell table:style-name="ce51" office:value-type="float" office:value="2.907" calcext:value-type="float">
            <text:p>2.907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.008" calcext:value-type="float">
            <text:p>3.00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1.49" calcext:value-type="float">
            <text:p>81.49</text:p>
          </table:table-cell>
          <table:table-cell table:formula="of:=[.B18]/25.4" office:value-type="float" office:value="3.20826771653543" calcext:value-type="float">
            <text:p>3.208</text:p>
          </table:table-cell>
          <table:table-cell office:value-type="string" calcext:value-type="string">
            <text:p>Idle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6.58" calcext:value-type="float">
            <text:p>86.58</text:p>
          </table:table-cell>
          <table:table-cell table:formula="of:=[.B19]/25.4" office:value-type="float" office:value="3.40866141732283" calcext:value-type="float">
            <text:p>3.40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1.67" calcext:value-type="float">
            <text:p>91.67</text:p>
          </table:table-cell>
          <table:table-cell table:formula="of:=[.B20]/25.4" office:value-type="float" office:value="3.60905511811024" calcext:value-type="float">
            <text:p>3.60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.77" calcext:value-type="float">
            <text:p>96.77</text:p>
          </table:table-cell>
          <table:table-cell table:formula="of:=[.B21]/25.4" office:value-type="float" office:value="3.80984251968504" calcext:value-type="float">
            <text:p>3.81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1.86" calcext:value-type="float">
            <text:p>101.86</text:p>
          </table:table-cell>
          <table:table-cell table:formula="of:=[.B22]/25.4" office:value-type="float" office:value="4.01023622047244" calcext:value-type="float">
            <text:p>4.010</text:p>
          </table:table-cell>
          <table:table-cell office:value-type="string" calcext:value-type="string">
            <text:p>Main Pulley, Rotor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2.23" calcext:value-type="float">
            <text:p>122.23</text:p>
          </table:table-cell>
          <table:table-cell table:formula="of:=[.B24]/25.4" office:value-type="float" office:value="4.81220472440945" calcext:value-type="float">
            <text:p>4.8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8:31:07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1T13:28:39.632926421</meta:creation-date>
    <dc:date>2020-06-26T18:31:20.329000000</dc:date>
    <meta:editing-duration>P6DT6H54M30S</meta:editing-duration>
    <meta:editing-cycles>57</meta:editing-cycles>
    <meta:generator>LibreOffice/6.3.4.2$Windows_X86_64 LibreOffice_project/60da17e045e08f1793c57c00ba83cdfce946d0aa</meta:generator>
    <meta:document-statistic meta:table-count="2" meta:cell-count="209" meta:object-count="0"/>
  </office:meta>
</office:document-meta>
</file>